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9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0.700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03">
      <style:text-properties fo:font-size="8pt" style:font-size-asian="8pt" style:font-size-complex="8pt"/>
    </style:style>
    <style:style style:name="ce7" style:family="table-cell" style:parent-style-name="Default" style:data-style-name="N103">
      <style:text-properties fo:font-size="10pt" style:font-size-asian="10pt" style:font-size-complex="10pt"/>
    </style:style>
  </office:automatic-styles>
  <office:body>
    <office:spreadsheet>
      <table:table table:name="Savings" table:style-name="ta1" table:print="false">
        <table:table-column table:style-name="co1" table:number-columns-repeated="3" table:default-cell-style-name="Default"/>
        <table:table-column table:style-name="co1" table:number-columns-repeated="3" table:default-cell-style-name="ce1"/>
        <table:table-row table:style-name="ro1" table:number-rows-repeated="5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2" office:value-type="currency" office:currency="USD" office:value="100">
            <text:p>$100.00</text:p>
          </table:table-cell>
          <table:table-cell table:style-name="Default" office:value-type="string">
            <text:p><text:s/>= Initial Balance $'s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3" office:value-type="percentage" office:value="0.06">
            <text:p>6.00%</text:p>
          </table:table-cell>
          <table:table-cell table:style-name="Default" office:value-type="string">
            <text:p><text:s/>= Interest Rate %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>
            <text:p>Beg of Year</text:p>
          </table:table-cell>
          <table:table-cell office:value-type="string">
            <text:p>End of Year</text:p>
          </table:table-cell>
        </table:table-row>
        <table:table-row table:style-name="ro1">
          <table:table-cell table:number-columns-repeated="3"/>
          <table:table-cell office:value-type="string">
            <text:p>Year</text:p>
          </table:table-cell>
          <table:table-cell office:value-type="string">
            <text:p>Savings</text:p>
          </table:table-cell>
          <table:table-cell office:value-type="string">
            <text:p>Interest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formula="of:=[.E6]" office:value-type="currency" office:currency="USD" office:value="100">
            <text:p>$100.00</text:p>
          </table:table-cell>
          <table:table-cell table:formula="of:=[.E11]*[.$E$7]" office:value-type="currency" office:currency="USD" office:value="6">
            <text:p>$6.00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E11]+[.F11]" office:value-type="currency" office:currency="USD" office:value="106">
            <text:p>$106.00</text:p>
          </table:table-cell>
          <table:table-cell table:formula="of:=[.E12]*[.$E$7]" office:value-type="currency" office:currency="USD" office:value="6.36">
            <text:p>$6.36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formula="of:=[.E12]+[.F12]" office:value-type="currency" office:currency="USD" office:value="112.36">
            <text:p>$112.36</text:p>
          </table:table-cell>
          <table:table-cell table:formula="of:=[.E13]*[.$E$7]" office:value-type="currency" office:currency="USD" office:value="6.7416">
            <text:p>$6.74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formula="of:=[.E13]+[.F13]" office:value-type="currency" office:currency="USD" office:value="119.1016">
            <text:p>$119.10</text:p>
          </table:table-cell>
          <table:table-cell table:formula="of:=[.E14]*[.$E$7]" office:value-type="currency" office:currency="USD" office:value="7.146096">
            <text:p>$7.15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formula="of:=[.E14]+[.F14]" office:value-type="currency" office:currency="USD" office:value="126.247696">
            <text:p>$126.25</text:p>
          </table:table-cell>
          <table:table-cell table:formula="of:=[.E15]*[.$E$7]" office:value-type="currency" office:currency="USD" office:value="7.57486176">
            <text:p>$7.57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[.E15]+[.F15]" office:value-type="currency" office:currency="USD" office:value="133.82255776">
            <text:p>$133.82</text:p>
          </table:table-cell>
          <table:table-cell table:formula="of:=[.E16]*[.$E$7]" office:value-type="currency" office:currency="USD" office:value="8.0293534656">
            <text:p>$8.03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formula="of:=[.E16]+[.F16]" office:value-type="currency" office:currency="USD" office:value="141.8519112256">
            <text:p>$141.85</text:p>
          </table:table-cell>
          <table:table-cell table:formula="of:=[.E17]*[.$E$7]" office:value-type="currency" office:currency="USD" office:value="8.511114673536">
            <text:p>$8.51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formula="of:=[.E17]+[.F17]" office:value-type="currency" office:currency="USD" office:value="150.363025899136">
            <text:p>$150.36</text:p>
          </table:table-cell>
          <table:table-cell table:formula="of:=[.E18]*[.$E$7]" office:value-type="currency" office:currency="USD" office:value="9.02178155394816">
            <text:p>$9.02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[.E18]+[.F18]" office:value-type="currency" office:currency="USD" office:value="159.384807453084">
            <text:p>$159.38</text:p>
          </table:table-cell>
          <table:table-cell table:formula="of:=[.E19]*[.$E$7]" office:value-type="currency" office:currency="USD" office:value="9.56308844718505">
            <text:p>$9.56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formula="of:=[.E19]+[.F19]" office:value-type="currency" office:currency="USD" office:value="168.947895900269">
            <text:p>$168.95</text:p>
          </table:table-cell>
          <table:table-cell table:formula="of:=[.E20]*[.$E$7]" office:value-type="currency" office:currency="USD" office:value="10.1368737540162">
            <text:p>$10.14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E20]+[.F20]" office:value-type="currency" office:currency="USD" office:value="179.084769654285">
            <text:p>$179.08</text:p>
          </table:table-cell>
          <table:table-cell table:formula="of:=[.E21]*[.$E$7]" office:value-type="currency" office:currency="USD" office:value="10.7450861792571">
            <text:p>$10.75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formula="of:=[.E21]+[.F21]" office:value-type="currency" office:currency="USD" office:value="189.829855833543">
            <text:p>$189.83</text:p>
          </table:table-cell>
          <table:table-cell table:formula="of:=[.E22]*[.$E$7]" office:value-type="currency" office:currency="USD" office:value="11.3897913500126">
            <text:p>$11.39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formula="of:=[.E22]+[.F22]" office:value-type="currency" office:currency="USD" office:value="201.219647183555">
            <text:p>$201.22</text:p>
          </table:table-cell>
          <table:table-cell table:formula="of:=[.E23]*[.$E$7]" office:value-type="currency" office:currency="USD" office:value="12.0731788310133">
            <text:p>$12.07</text:p>
          </table:table-cell>
        </table:table-row>
      </table:table>
      <table:table table:name="Retirement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How Long before Retirement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6" office:value-type="currency" office:currency="USD" office:value="0">
            <text:p>$0</text:p>
          </table:table-cell>
          <table:table-cell office:value-type="string">
            <text:p><text:s/>= Initial Savings $'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7" office:value-type="currency" office:currency="USD" office:value="100000">
            <text:p>$100,000</text:p>
          </table:table-cell>
          <table:table-cell office:value-type="string">
            <text:p><text:s/>= Salary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Yearly</text:p>
          </table:table-cell>
          <table:table-cell office:value-type="string">
            <text:p>Investment Rate →</text:p>
          </table:table-cell>
          <table:table-cell table:style-name="ce4" office:value-type="percentage" office:value="0.03">
            <text:p>3.00%</text:p>
          </table:table-cell>
          <table:table-cell table:style-name="ce4" office:value-type="percentage" office:value="0.035">
            <text:p>3.50%</text:p>
          </table:table-cell>
          <table:table-cell table:style-name="ce4" office:value-type="percentage" office:value="0.04">
            <text:p>4.00%</text:p>
          </table:table-cell>
          <table:table-cell table:style-name="ce4" office:value-type="percentage" office:value="0.045">
            <text:p>4.50%</text:p>
          </table:table-cell>
          <table:table-cell table:style-name="ce4" office:value-type="percentage" office:value="0.05">
            <text:p>5.00%</text:p>
          </table:table-cell>
          <table:table-cell table:style-name="ce4" office:value-type="percentage" office:value="0.055">
            <text:p>5.50%</text:p>
          </table:table-cell>
          <table:table-cell table:style-name="ce4" office:value-type="percentage" office:value="0.06">
            <text:p>6.00%</text:p>
          </table:table-cell>
          <table:table-cell table:style-name="ce4" office:value-type="percentage" office:value="0.065">
            <text:p>6.50%</text:p>
          </table:table-cell>
        </table:table-row>
        <table:table-row table:style-name="ro1">
          <table:table-cell/>
          <table:table-cell office:value-type="string">
            <text:p>Deposit %</text:p>
          </table:table-cell>
          <table:table-cell table:style-name="ce4" office:value-type="percentage" office:value="0.04">
            <text:p>4.00%</text:p>
          </table:table-cell>
          <table:table-cell table:style-name="ce5" table:formula="of:=-LOG(([.$E$4]*[.D$9]+[.$E$5]*[.$C10])/([.$E$5]*(1+[.$C10])))/LOG(1+[.D$9])" office:value-type="float" office:value="110.22424086732">
            <text:p>110</text:p>
          </table:table-cell>
          <table:table-cell table:style-name="ce5" table:formula="of:=-LOG(([.$E$4]*[.E$9]+[.$E$5]*[.$C10])/([.$E$5]*(1+[.$C10])))/LOG(1+[.E$9])" office:value-type="float" office:value="94.7081807040279">
            <text:p>95</text:p>
          </table:table-cell>
          <table:table-cell table:style-name="ce5" table:formula="of:=-LOG(([.$E$4]*[.F$9]+[.$E$5]*[.$C10])/([.$E$5]*(1+[.$C10])))/LOG(1+[.F$9])" office:value-type="float" office:value="83.0708132534021">
            <text:p>83</text:p>
          </table:table-cell>
          <table:table-cell table:style-name="ce5" table:formula="of:=-LOG(([.$E$4]*[.G$9]+[.$E$5]*[.$C10])/([.$E$5]*(1+[.$C10])))/LOG(1+[.G$9])" office:value-type="float" office:value="74.0192430057731">
            <text:p>74</text:p>
          </table:table-cell>
          <table:table-cell table:style-name="ce5" table:formula="of:=-LOG(([.$E$4]*[.H$9]+[.$E$5]*[.$C10])/([.$E$5]*(1+[.$C10])))/LOG(1+[.H$9])" office:value-type="float" office:value="66.777732632897">
            <text:p>67</text:p>
          </table:table-cell>
          <table:table-cell table:style-name="ce5" table:formula="of:=-LOG(([.$E$4]*[.I$9]+[.$E$5]*[.$C10])/([.$E$5]*(1+[.$C10])))/LOG(1+[.I$9])" office:value-type="float" office:value="60.8526310876544">
            <text:p>61</text:p>
          </table:table-cell>
          <table:table-cell table:style-name="ce5" table:formula="of:=-LOG(([.$E$4]*[.J$9]+[.$E$5]*[.$C10])/([.$E$5]*(1+[.$C10])))/LOG(1+[.J$9])" office:value-type="float" office:value="55.914837653889">
            <text:p>56</text:p>
          </table:table-cell>
          <table:table-cell table:style-name="ce5" table:formula="of:=-LOG(([.$E$4]*[.K$9]+[.$E$5]*[.$C10])/([.$E$5]*(1+[.$C10])))/LOG(1+[.K$9])" office:value-type="float" office:value="51.7365133578562">
            <text:p>52</text:p>
          </table:table-cell>
        </table:table-row>
        <table:table-row table:style-name="ro1">
          <table:table-cell/>
          <table:table-cell office:value-type="string">
            <text:p>|</text:p>
          </table:table-cell>
          <table:table-cell table:style-name="ce4" office:value-type="percentage" office:value="0.05">
            <text:p>5.00%</text:p>
          </table:table-cell>
          <table:table-cell table:style-name="ce5" table:formula="of:=-LOG(([.$E$4]*[.D$9]+[.$E$5]*[.$C11])/([.$E$5]*(1+[.$C11])))/LOG(1+[.D$9])" office:value-type="float" office:value="102.998843215792">
            <text:p>103</text:p>
          </table:table-cell>
          <table:table-cell table:style-name="ce5" table:formula="of:=-LOG(([.$E$4]*[.E$9]+[.$E$5]*[.$C11])/([.$E$5]*(1+[.$C11])))/LOG(1+[.E$9])" office:value-type="float" office:value="88.4998887615761">
            <text:p>88</text:p>
          </table:table-cell>
          <table:table-cell table:style-name="ce5" table:formula="of:=-LOG(([.$E$4]*[.F$9]+[.$E$5]*[.$C11])/([.$E$5]*(1+[.$C11])))/LOG(1+[.F$9])" office:value-type="float" office:value="77.6253717219497">
            <text:p>78</text:p>
          </table:table-cell>
          <table:table-cell table:style-name="ce5" table:formula="of:=-LOG(([.$E$4]*[.G$9]+[.$E$5]*[.$C11])/([.$E$5]*(1+[.$C11])))/LOG(1+[.G$9])" office:value-type="float" office:value="69.1671482181517">
            <text:p>69</text:p>
          </table:table-cell>
          <table:table-cell table:style-name="ce5" table:formula="of:=-LOG(([.$E$4]*[.H$9]+[.$E$5]*[.$C11])/([.$E$5]*(1+[.$C11])))/LOG(1+[.H$9])" office:value-type="float" office:value="62.4003319019548">
            <text:p>62</text:p>
          </table:table-cell>
          <table:table-cell table:style-name="ce5" table:formula="of:=-LOG(([.$E$4]*[.I$9]+[.$E$5]*[.$C11])/([.$E$5]*(1+[.$C11])))/LOG(1+[.I$9])" office:value-type="float" office:value="56.8636314421105">
            <text:p>57</text:p>
          </table:table-cell>
          <table:table-cell table:style-name="ce5" table:formula="of:=-LOG(([.$E$4]*[.J$9]+[.$E$5]*[.$C11])/([.$E$5]*(1+[.$C11])))/LOG(1+[.J$9])" office:value-type="float" office:value="52.2495192675611">
            <text:p>52</text:p>
          </table:table-cell>
          <table:table-cell table:style-name="ce5" table:formula="of:=-LOG(([.$E$4]*[.K$9]+[.$E$5]*[.$C11])/([.$E$5]*(1+[.$C11])))/LOG(1+[.K$9])" office:value-type="float" office:value="48.3450916599366">
            <text:p>48</text:p>
          </table:table-cell>
        </table:table-row>
        <table:table-row table:style-name="ro1">
          <table:table-cell/>
          <table:table-cell office:value-type="string">
            <text:p>V</text:p>
          </table:table-cell>
          <table:table-cell table:style-name="ce4" office:value-type="percentage" office:value="0.06">
            <text:p>6.00%</text:p>
          </table:table-cell>
          <table:table-cell table:style-name="ce5" table:formula="of:=-LOG(([.$E$4]*[.D$9]+[.$E$5]*[.$C12])/([.$E$5]*(1+[.$C12])))/LOG(1+[.D$9])" office:value-type="float" office:value="97.1514204607354">
            <text:p>97</text:p>
          </table:table-cell>
          <table:table-cell table:style-name="ce5" table:formula="of:=-LOG(([.$E$4]*[.E$9]+[.$E$5]*[.$C12])/([.$E$5]*(1+[.$C12])))/LOG(1+[.E$9])" office:value-type="float" office:value="83.4755967675372">
            <text:p>83</text:p>
          </table:table-cell>
          <table:table-cell table:style-name="ce5" table:formula="of:=-LOG(([.$E$4]*[.F$9]+[.$E$5]*[.$C12])/([.$E$5]*(1+[.$C12])))/LOG(1+[.F$9])" office:value-type="float" office:value="73.2184448982606">
            <text:p>73</text:p>
          </table:table-cell>
          <table:table-cell table:style-name="ce5" table:formula="of:=-LOG(([.$E$4]*[.G$9]+[.$E$5]*[.$C12])/([.$E$5]*(1+[.$C12])))/LOG(1+[.G$9])" office:value-type="float" office:value="65.2404093950194">
            <text:p>65</text:p>
          </table:table-cell>
          <table:table-cell table:style-name="ce5" table:formula="of:=-LOG(([.$E$4]*[.H$9]+[.$E$5]*[.$C12])/([.$E$5]*(1+[.$C12])))/LOG(1+[.H$9])" office:value-type="float" office:value="58.8577569633015">
            <text:p>59</text:p>
          </table:table-cell>
          <table:table-cell table:style-name="ce5" table:formula="of:=-LOG(([.$E$4]*[.I$9]+[.$E$5]*[.$C12])/([.$E$5]*(1+[.$C12])))/LOG(1+[.I$9])" office:value-type="float" office:value="53.6353845798317">
            <text:p>54</text:p>
          </table:table-cell>
          <table:table-cell table:style-name="ce5" table:formula="of:=-LOG(([.$E$4]*[.J$9]+[.$E$5]*[.$C12])/([.$E$5]*(1+[.$C12])))/LOG(1+[.J$9])" office:value-type="float" office:value="49.2832235464938">
            <text:p>49</text:p>
          </table:table-cell>
          <table:table-cell table:style-name="ce5" table:formula="of:=-LOG(([.$E$4]*[.K$9]+[.$E$5]*[.$C12])/([.$E$5]*(1+[.$C12])))/LOG(1+[.K$9])" office:value-type="float" office:value="45.6004570578245">
            <text:p>46</text:p>
          </table:table-cell>
        </table:table-row>
        <table:table-row table:style-name="ro1">
          <table:table-cell table:number-columns-repeated="2"/>
          <table:table-cell table:style-name="ce4" office:value-type="percentage" office:value="0.07">
            <text:p>7.00%</text:p>
          </table:table-cell>
          <table:table-cell table:style-name="ce5" table:formula="of:=-LOG(([.$E$4]*[.D$9]+[.$E$5]*[.$C13])/([.$E$5]*(1+[.$C13])))/LOG(1+[.D$9])" office:value-type="float" office:value="92.2540319165555">
            <text:p>92</text:p>
          </table:table-cell>
          <table:table-cell table:style-name="ce5" table:formula="of:=-LOG(([.$E$4]*[.E$9]+[.$E$5]*[.$C13])/([.$E$5]*(1+[.$C13])))/LOG(1+[.E$9])" office:value-type="float" office:value="79.267604445972">
            <text:p>79</text:p>
          </table:table-cell>
          <table:table-cell table:style-name="ce5" table:formula="of:=-LOG(([.$E$4]*[.F$9]+[.$E$5]*[.$C13])/([.$E$5]*(1+[.$C13])))/LOG(1+[.F$9])" office:value-type="float" office:value="69.5275140650636">
            <text:p>70</text:p>
          </table:table-cell>
          <table:table-cell table:style-name="ce5" table:formula="of:=-LOG(([.$E$4]*[.G$9]+[.$E$5]*[.$C13])/([.$E$5]*(1+[.$C13])))/LOG(1+[.G$9])" office:value-type="float" office:value="61.9516501357772">
            <text:p>62</text:p>
          </table:table-cell>
          <table:table-cell table:style-name="ce5" table:formula="of:=-LOG(([.$E$4]*[.H$9]+[.$E$5]*[.$C13])/([.$E$5]*(1+[.$C13])))/LOG(1+[.H$9])" office:value-type="float" office:value="55.8907462564977">
            <text:p>56</text:p>
          </table:table-cell>
          <table:table-cell table:style-name="ce5" table:formula="of:=-LOG(([.$E$4]*[.I$9]+[.$E$5]*[.$C13])/([.$E$5]*(1+[.$C13])))/LOG(1+[.I$9])" office:value-type="float" office:value="50.9316328821392">
            <text:p>51</text:p>
          </table:table-cell>
          <table:table-cell table:style-name="ce5" table:formula="of:=-LOG(([.$E$4]*[.J$9]+[.$E$5]*[.$C13])/([.$E$5]*(1+[.$C13])))/LOG(1+[.J$9])" office:value-type="float" office:value="46.7988636341815">
            <text:p>47</text:p>
          </table:table-cell>
          <table:table-cell table:style-name="ce5" table:formula="of:=-LOG(([.$E$4]*[.K$9]+[.$E$5]*[.$C13])/([.$E$5]*(1+[.$C13])))/LOG(1+[.K$9])" office:value-type="float" office:value="43.3017448522256">
            <text:p>43</text:p>
          </table:table-cell>
        </table:table-row>
        <table:table-row table:style-name="ro1">
          <table:table-cell table:number-columns-repeated="2"/>
          <table:table-cell table:style-name="ce4" office:value-type="percentage" office:value="0.08">
            <text:p>8.00%</text:p>
          </table:table-cell>
          <table:table-cell table:style-name="ce5" table:formula="of:=-LOG(([.$E$4]*[.D$9]+[.$E$5]*[.$C14])/([.$E$5]*(1+[.$C14])))/LOG(1+[.D$9])" office:value-type="float" office:value="88.0512567517484">
            <text:p>88</text:p>
          </table:table-cell>
          <table:table-cell table:style-name="ce5" table:formula="of:=-LOG(([.$E$4]*[.E$9]+[.$E$5]*[.$C14])/([.$E$5]*(1+[.$C14])))/LOG(1+[.E$9])" office:value-type="float" office:value="75.6564460779495">
            <text:p>76</text:p>
          </table:table-cell>
          <table:table-cell table:style-name="ce5" table:formula="of:=-LOG(([.$E$4]*[.F$9]+[.$E$5]*[.$C14])/([.$E$5]*(1+[.$C14])))/LOG(1+[.F$9])" office:value-type="float" office:value="66.3600805847824">
            <text:p>66</text:p>
          </table:table-cell>
          <table:table-cell table:style-name="ce5" table:formula="of:=-LOG(([.$E$4]*[.G$9]+[.$E$5]*[.$C14])/([.$E$5]*(1+[.$C14])))/LOG(1+[.G$9])" office:value-type="float" office:value="59.1293468586156">
            <text:p>59</text:p>
          </table:table-cell>
          <table:table-cell table:style-name="ce5" table:formula="of:=-LOG(([.$E$4]*[.H$9]+[.$E$5]*[.$C14])/([.$E$5]*(1+[.$C14])))/LOG(1+[.H$9])" office:value-type="float" office:value="53.3445568333426">
            <text:p>53</text:p>
          </table:table-cell>
          <table:table-cell table:style-name="ce5" table:formula="of:=-LOG(([.$E$4]*[.I$9]+[.$E$5]*[.$C14])/([.$E$5]*(1+[.$C14])))/LOG(1+[.I$9])" office:value-type="float" office:value="48.6113635417841">
            <text:p>49</text:p>
          </table:table-cell>
          <table:table-cell table:style-name="ce5" table:formula="of:=-LOG(([.$E$4]*[.J$9]+[.$E$5]*[.$C14])/([.$E$5]*(1+[.$C14])))/LOG(1+[.J$9])" office:value-type="float" office:value="44.66686899138">
            <text:p>45</text:p>
          </table:table-cell>
          <table:table-cell table:style-name="ce5" table:formula="of:=-LOG(([.$E$4]*[.K$9]+[.$E$5]*[.$C14])/([.$E$5]*(1+[.$C14])))/LOG(1+[.K$9])" office:value-type="float" office:value="41.3290668664834">
            <text:p>41</text:p>
          </table:table-cell>
        </table:table-row>
        <table:table-row table:style-name="ro1">
          <table:table-cell table:number-columns-repeated="2"/>
          <table:table-cell table:style-name="ce4" office:value-type="percentage" office:value="0.09">
            <text:p>9.00%</text:p>
          </table:table-cell>
          <table:table-cell table:style-name="ce5" table:formula="of:=-LOG(([.$E$4]*[.D$9]+[.$E$5]*[.$C15])/([.$E$5]*(1+[.$C15])))/LOG(1+[.D$9])" office:value-type="float" office:value="84.3783616302109">
            <text:p>84</text:p>
          </table:table-cell>
          <table:table-cell table:style-name="ce5" table:formula="of:=-LOG(([.$E$4]*[.E$9]+[.$E$5]*[.$C15])/([.$E$5]*(1+[.$C15])))/LOG(1+[.E$9])" office:value-type="float" office:value="72.5005775308825">
            <text:p>73</text:p>
          </table:table-cell>
          <table:table-cell table:style-name="ce5" table:formula="of:=-LOG(([.$E$4]*[.F$9]+[.$E$5]*[.$C15])/([.$E$5]*(1+[.$C15])))/LOG(1+[.F$9])" office:value-type="float" office:value="63.5919927091958">
            <text:p>64</text:p>
          </table:table-cell>
          <table:table-cell table:style-name="ce5" table:formula="of:=-LOG(([.$E$4]*[.G$9]+[.$E$5]*[.$C15])/([.$E$5]*(1+[.$C15])))/LOG(1+[.G$9])" office:value-type="float" office:value="56.6628756504986">
            <text:p>57</text:p>
          </table:table-cell>
          <table:table-cell table:style-name="ce5" table:formula="of:=-LOG(([.$E$4]*[.H$9]+[.$E$5]*[.$C15])/([.$E$5]*(1+[.$C15])))/LOG(1+[.H$9])" office:value-type="float" office:value="51.1193874288199">
            <text:p>51</text:p>
          </table:table-cell>
          <table:table-cell table:style-name="ce5" table:formula="of:=-LOG(([.$E$4]*[.I$9]+[.$E$5]*[.$C15])/([.$E$5]*(1+[.$C15])))/LOG(1+[.I$9])" office:value-type="float" office:value="46.5836305304621">
            <text:p>47</text:p>
          </table:table-cell>
          <table:table-cell table:style-name="ce5" table:formula="of:=-LOG(([.$E$4]*[.J$9]+[.$E$5]*[.$C15])/([.$E$5]*(1+[.$C15])))/LOG(1+[.J$9])" office:value-type="float" office:value="42.8036732657887">
            <text:p>43</text:p>
          </table:table-cell>
          <table:table-cell table:style-name="ce5" table:formula="of:=-LOG(([.$E$4]*[.K$9]+[.$E$5]*[.$C15])/([.$E$5]*(1+[.$C15])))/LOG(1+[.K$9])" office:value-type="float" office:value="39.6051013755696">
            <text:p>40</text:p>
          </table:table-cell>
        </table:table-row>
        <table:table-row table:style-name="ro1">
          <table:table-cell table:number-columns-repeated="2"/>
          <table:table-cell table:style-name="ce4" office:value-type="percentage" office:value="0.1">
            <text:p>10.00%</text:p>
          </table:table-cell>
          <table:table-cell table:style-name="ce5" table:formula="of:=-LOG(([.$E$4]*[.D$9]+[.$E$5]*[.$C16])/([.$E$5]*(1+[.$C16])))/LOG(1+[.D$9])" office:value-type="float" office:value="81.1228835730078">
            <text:p>81</text:p>
          </table:table-cell>
          <table:table-cell table:style-name="ce5" table:formula="of:=-LOG(([.$E$4]*[.E$9]+[.$E$5]*[.$C16])/([.$E$5]*(1+[.$C16])))/LOG(1+[.E$9])" office:value-type="float" office:value="69.7033670289683">
            <text:p>70</text:p>
          </table:table-cell>
          <table:table-cell table:style-name="ce5" table:formula="of:=-LOG(([.$E$4]*[.F$9]+[.$E$5]*[.$C16])/([.$E$5]*(1+[.$C16])))/LOG(1+[.F$9])" office:value-type="float" office:value="61.1384923937253">
            <text:p>61</text:p>
          </table:table-cell>
          <table:table-cell table:style-name="ce5" table:formula="of:=-LOG(([.$E$4]*[.G$9]+[.$E$5]*[.$C16])/([.$E$5]*(1+[.$C16])))/LOG(1+[.G$9])" office:value-type="float" office:value="54.4767138813634">
            <text:p>54</text:p>
          </table:table-cell>
          <table:table-cell table:style-name="ce5" table:formula="of:=-LOG(([.$E$4]*[.H$9]+[.$E$5]*[.$C16])/([.$E$5]*(1+[.$C16])))/LOG(1+[.H$9])" office:value-type="float" office:value="49.1471040038168">
            <text:p>49</text:p>
          </table:table-cell>
          <table:table-cell table:style-name="ce5" table:formula="of:=-LOG(([.$E$4]*[.I$9]+[.$E$5]*[.$C16])/([.$E$5]*(1+[.$C16])))/LOG(1+[.I$9])" office:value-type="float" office:value="44.7863452539194">
            <text:p>45</text:p>
          </table:table-cell>
          <table:table-cell table:style-name="ce5" table:formula="of:=-LOG(([.$E$4]*[.J$9]+[.$E$5]*[.$C16])/([.$E$5]*(1+[.$C16])))/LOG(1+[.J$9])" office:value-type="float" office:value="41.1522259469234">
            <text:p>41</text:p>
          </table:table-cell>
          <table:table-cell table:style-name="ce5" table:formula="of:=-LOG(([.$E$4]*[.K$9]+[.$E$5]*[.$C16])/([.$E$5]*(1+[.$C16])))/LOG(1+[.K$9])" office:value-type="float" office:value="38.0770610582366">
            <text:p>38</text:p>
          </table:table-cell>
        </table:table-row>
        <table:table-row table:style-name="ro1">
          <table:table-cell table:number-columns-repeated="2"/>
          <table:table-cell table:style-name="ce4" office:value-type="percentage" office:value="0.11">
            <text:p>11.00%</text:p>
          </table:table-cell>
          <table:table-cell table:style-name="ce5" table:formula="of:=-LOG(([.$E$4]*[.D$9]+[.$E$5]*[.$C17])/([.$E$5]*(1+[.$C17])))/LOG(1+[.D$9])" office:value-type="float" office:value="78.2046210676628">
            <text:p>78</text:p>
          </table:table-cell>
          <table:table-cell table:style-name="ce5" table:formula="of:=-LOG(([.$E$4]*[.E$9]+[.$E$5]*[.$C17])/([.$E$5]*(1+[.$C17])))/LOG(1+[.E$9])" office:value-type="float" office:value="67.1959028765892">
            <text:p>67</text:p>
          </table:table-cell>
          <table:table-cell table:style-name="ce5" table:formula="of:=-LOG(([.$E$4]*[.F$9]+[.$E$5]*[.$C17])/([.$E$5]*(1+[.$C17])))/LOG(1+[.F$9])" office:value-type="float" office:value="58.93913553993">
            <text:p>59</text:p>
          </table:table-cell>
          <table:table-cell table:style-name="ce5" table:formula="of:=-LOG(([.$E$4]*[.G$9]+[.$E$5]*[.$C17])/([.$E$5]*(1+[.$C17])))/LOG(1+[.G$9])" office:value-type="float" office:value="52.5170035686585">
            <text:p>53</text:p>
          </table:table-cell>
          <table:table-cell table:style-name="ce5" table:formula="of:=-LOG(([.$E$4]*[.H$9]+[.$E$5]*[.$C17])/([.$E$5]*(1+[.$C17])))/LOG(1+[.H$9])" office:value-type="float" office:value="47.3791176534357">
            <text:p>47</text:p>
          </table:table-cell>
          <table:table-cell table:style-name="ce5" table:formula="of:=-LOG(([.$E$4]*[.I$9]+[.$E$5]*[.$C17])/([.$E$5]*(1+[.$C17])))/LOG(1+[.I$9])" office:value-type="float" office:value="43.1752300377261">
            <text:p>43</text:p>
          </table:table-cell>
          <table:table-cell table:style-name="ce5" table:formula="of:=-LOG(([.$E$4]*[.J$9]+[.$E$5]*[.$C17])/([.$E$5]*(1+[.$C17])))/LOG(1+[.J$9])" office:value-type="float" office:value="39.671842204347">
            <text:p>40</text:p>
          </table:table-cell>
          <table:table-cell table:style-name="ce5" table:formula="of:=-LOG(([.$E$4]*[.K$9]+[.$E$5]*[.$C17])/([.$E$5]*(1+[.$C17])))/LOG(1+[.K$9])" office:value-type="float" office:value="36.7073013220706">
            <text:p>37</text:p>
          </table:table-cell>
        </table:table-row>
        <table:table-row table:style-name="ro1">
          <table:table-cell table:number-columns-repeated="2"/>
          <table:table-cell table:style-name="ce4" office:value-type="percentage" office:value="0.12">
            <text:p>12.00%</text:p>
          </table:table-cell>
          <table:table-cell table:style-name="ce5" table:formula="of:=-LOG(([.$E$4]*[.D$9]+[.$E$5]*[.$C18])/([.$E$5]*(1+[.$C18])))/LOG(1+[.D$9])" office:value-type="float" office:value="75.5643683818763">
            <text:p>76</text:p>
          </table:table-cell>
          <table:table-cell table:style-name="ce5" table:formula="of:=-LOG(([.$E$4]*[.E$9]+[.$E$5]*[.$C18])/([.$E$5]*(1+[.$C18])))/LOG(1+[.E$9])" office:value-type="float" office:value="64.9273136216108">
            <text:p>65</text:p>
          </table:table-cell>
          <table:table-cell table:style-name="ce5" table:formula="of:=-LOG(([.$E$4]*[.F$9]+[.$E$5]*[.$C18])/([.$E$5]*(1+[.$C18])))/LOG(1+[.F$9])" office:value-type="float" office:value="56.9493015789343">
            <text:p>57</text:p>
          </table:table-cell>
          <table:table-cell table:style-name="ce5" table:formula="of:=-LOG(([.$E$4]*[.G$9]+[.$E$5]*[.$C18])/([.$E$5]*(1+[.$C18])))/LOG(1+[.G$9])" office:value-type="float" office:value="50.7439860943887">
            <text:p>51</text:p>
          </table:table-cell>
          <table:table-cell table:style-name="ce5" table:formula="of:=-LOG(([.$E$4]*[.H$9]+[.$E$5]*[.$C18])/([.$E$5]*(1+[.$C18])))/LOG(1+[.H$9])" office:value-type="float" office:value="45.7795594569137">
            <text:p>46</text:p>
          </table:table-cell>
          <table:table-cell table:style-name="ce5" table:formula="of:=-LOG(([.$E$4]*[.I$9]+[.$E$5]*[.$C18])/([.$E$5]*(1+[.$C18])))/LOG(1+[.I$9])" office:value-type="float" office:value="41.717598563904">
            <text:p>42</text:p>
          </table:table-cell>
          <table:table-cell table:style-name="ce5" table:formula="of:=-LOG(([.$E$4]*[.J$9]+[.$E$5]*[.$C18])/([.$E$5]*(1+[.$C18])))/LOG(1+[.J$9])" office:value-type="float" office:value="38.3324880012303">
            <text:p>38</text:p>
          </table:table-cell>
          <table:table-cell table:style-name="ce5" table:formula="of:=-LOG(([.$E$4]*[.K$9]+[.$E$5]*[.$C18])/([.$E$5]*(1+[.$C18])))/LOG(1+[.K$9])" office:value-type="float" office:value="35.4680324709407">
            <text:p>35</text:p>
          </table:table-cell>
        </table:table-row>
        <table:table-row table:style-name="ro1">
          <table:table-cell table:number-columns-repeated="2"/>
          <table:table-cell table:style-name="ce4" office:value-type="percentage" office:value="0.13">
            <text:p>13.00%</text:p>
          </table:table-cell>
          <table:table-cell table:style-name="ce5" table:formula="of:=-LOG(([.$E$4]*[.D$9]+[.$E$5]*[.$C19])/([.$E$5]*(1+[.$C19])))/LOG(1+[.D$9])" office:value-type="float" office:value="73.1571747589803">
            <text:p>73</text:p>
          </table:table-cell>
          <table:table-cell table:style-name="ce5" table:formula="of:=-LOG(([.$E$4]*[.E$9]+[.$E$5]*[.$C19])/([.$E$5]*(1+[.$C19])))/LOG(1+[.E$9])" office:value-type="float" office:value="62.8589761412806">
            <text:p>63</text:p>
          </table:table-cell>
          <table:table-cell table:style-name="ce5" table:formula="of:=-LOG(([.$E$4]*[.F$9]+[.$E$5]*[.$C19])/([.$E$5]*(1+[.$C19])))/LOG(1+[.F$9])" office:value-type="float" office:value="55.1351132448719">
            <text:p>55</text:p>
          </table:table-cell>
          <table:table-cell table:style-name="ce5" table:formula="of:=-LOG(([.$E$4]*[.G$9]+[.$E$5]*[.$C19])/([.$E$5]*(1+[.$C19])))/LOG(1+[.G$9])" office:value-type="float" office:value="49.1274755307136">
            <text:p>49</text:p>
          </table:table-cell>
          <table:table-cell table:style-name="ce5" table:formula="of:=-LOG(([.$E$4]*[.H$9]+[.$E$5]*[.$C19])/([.$E$5]*(1+[.$C19])))/LOG(1+[.H$9])" office:value-type="float" office:value="44.3211966604862">
            <text:p>44</text:p>
          </table:table-cell>
          <table:table-cell table:style-name="ce5" table:formula="of:=-LOG(([.$E$4]*[.I$9]+[.$E$5]*[.$C19])/([.$E$5]*(1+[.$C19])))/LOG(1+[.I$9])" office:value-type="float" office:value="40.3886344055845">
            <text:p>40</text:p>
          </table:table-cell>
          <table:table-cell table:style-name="ce5" table:formula="of:=-LOG(([.$E$4]*[.J$9]+[.$E$5]*[.$C19])/([.$E$5]*(1+[.$C19])))/LOG(1+[.J$9])" office:value-type="float" office:value="37.1113606016075">
            <text:p>37</text:p>
          </table:table-cell>
          <table:table-cell table:style-name="ce5" table:formula="of:=-LOG(([.$E$4]*[.K$9]+[.$E$5]*[.$C19])/([.$E$5]*(1+[.$C19])))/LOG(1+[.K$9])" office:value-type="float" office:value="34.3381557392351">
            <text:p>34</text:p>
          </table:table-cell>
        </table:table-row>
        <table:table-row table:style-name="ro1">
          <table:table-cell table:number-columns-repeated="2"/>
          <table:table-cell table:style-name="ce4" office:value-type="percentage" office:value="0.14">
            <text:p>14.00%</text:p>
          </table:table-cell>
          <table:table-cell table:style-name="ce5" table:formula="of:=-LOG(([.$E$4]*[.D$9]+[.$E$5]*[.$C20])/([.$E$5]*(1+[.$C20])))/LOG(1+[.D$9])" office:value-type="float" office:value="70.9481088456195">
            <text:p>71</text:p>
          </table:table-cell>
          <table:table-cell table:style-name="ce5" table:formula="of:=-LOG(([.$E$4]*[.E$9]+[.$E$5]*[.$C20])/([.$E$5]*(1+[.$C20])))/LOG(1+[.E$9])" office:value-type="float" office:value="60.9608763035006">
            <text:p>61</text:p>
          </table:table-cell>
          <table:table-cell table:style-name="ce5" table:formula="of:=-LOG(([.$E$4]*[.F$9]+[.$E$5]*[.$C20])/([.$E$5]*(1+[.$C20])))/LOG(1+[.F$9])" office:value-type="float" office:value="53.4702444237372">
            <text:p>53</text:p>
          </table:table-cell>
          <table:table-cell table:style-name="ce5" table:formula="of:=-LOG(([.$E$4]*[.G$9]+[.$E$5]*[.$C20])/([.$E$5]*(1+[.$C20])))/LOG(1+[.G$9])" office:value-type="float" office:value="47.6440143122903">
            <text:p>48</text:p>
          </table:table-cell>
          <table:table-cell table:style-name="ce5" table:formula="of:=-LOG(([.$E$4]*[.H$9]+[.$E$5]*[.$C20])/([.$E$5]*(1+[.$C20])))/LOG(1+[.H$9])" office:value-type="float" office:value="42.9828666182914">
            <text:p>43</text:p>
          </table:table-cell>
          <table:table-cell table:style-name="ce5" table:formula="of:=-LOG(([.$E$4]*[.I$9]+[.$E$5]*[.$C20])/([.$E$5]*(1+[.$C20])))/LOG(1+[.I$9])" office:value-type="float" office:value="39.169052651006">
            <text:p>39</text:p>
          </table:table-cell>
          <table:table-cell table:style-name="ce5" table:formula="of:=-LOG(([.$E$4]*[.J$9]+[.$E$5]*[.$C20])/([.$E$5]*(1+[.$C20])))/LOG(1+[.J$9])" office:value-type="float" office:value="35.990739938309">
            <text:p>36</text:p>
          </table:table-cell>
          <table:table-cell table:style-name="ce5" table:formula="of:=-LOG(([.$E$4]*[.K$9]+[.$E$5]*[.$C20])/([.$E$5]*(1+[.$C20])))/LOG(1+[.K$9])" office:value-type="float" office:value="33.3012752197081">
            <text:p>33</text:p>
          </table:table-cell>
        </table:table-row>
        <table:table-row table:style-name="ro1">
          <table:table-cell table:number-columns-repeated="2"/>
          <table:table-cell table:style-name="ce4" office:value-type="percentage" office:value="0.15">
            <text:p>15.00%</text:p>
          </table:table-cell>
          <table:table-cell table:style-name="ce5" table:formula="of:=-LOG(([.$E$4]*[.D$9]+[.$E$5]*[.$C21])/([.$E$5]*(1+[.$C21])))/LOG(1+[.D$9])" office:value-type="float" office:value="68.9094879628862">
            <text:p>69</text:p>
          </table:table-cell>
          <table:table-cell table:style-name="ce5" table:formula="of:=-LOG(([.$E$4]*[.E$9]+[.$E$5]*[.$C21])/([.$E$5]*(1+[.$C21])))/LOG(1+[.E$9])" office:value-type="float" office:value="59.2092282682801">
            <text:p>59</text:p>
          </table:table-cell>
          <table:table-cell table:style-name="ce5" table:formula="of:=-LOG(([.$E$4]*[.F$9]+[.$E$5]*[.$C21])/([.$E$5]*(1+[.$C21])))/LOG(1+[.F$9])" office:value-type="float" office:value="51.9338319856794">
            <text:p>52</text:p>
          </table:table-cell>
          <table:table-cell table:style-name="ce5" table:formula="of:=-LOG(([.$E$4]*[.G$9]+[.$E$5]*[.$C21])/([.$E$5]*(1+[.$C21])))/LOG(1+[.G$9])" office:value-type="float" office:value="46.2750125997059">
            <text:p>46</text:p>
          </table:table-cell>
          <table:table-cell table:style-name="ce5" table:formula="of:=-LOG(([.$E$4]*[.H$9]+[.$E$5]*[.$C21])/([.$E$5]*(1+[.$C21])))/LOG(1+[.H$9])" office:value-type="float" office:value="41.7477981871023">
            <text:p>42</text:p>
          </table:table-cell>
          <table:table-cell table:style-name="ce5" table:formula="of:=-LOG(([.$E$4]*[.I$9]+[.$E$5]*[.$C21])/([.$E$5]*(1+[.$C21])))/LOG(1+[.I$9])" office:value-type="float" office:value="38.0435702387126">
            <text:p>38</text:p>
          </table:table-cell>
          <table:table-cell table:style-name="ce5" table:formula="of:=-LOG(([.$E$4]*[.J$9]+[.$E$5]*[.$C21])/([.$E$5]*(1+[.$C21])))/LOG(1+[.J$9])" office:value-type="float" office:value="34.9565830704648">
            <text:p>35</text:p>
          </table:table-cell>
          <table:table-cell table:style-name="ce5" table:formula="of:=-LOG(([.$E$4]*[.K$9]+[.$E$5]*[.$C21])/([.$E$5]*(1+[.$C21])))/LOG(1+[.K$9])" office:value-type="float" office:value="32.3443973523604">
            <text:p>32</text:p>
          </table:table-cell>
        </table:table-row>
        <table:table-row table:style-name="ro1">
          <table:table-cell table:number-columns-repeated="2"/>
          <table:table-cell table:style-name="ce4" office:value-type="percentage" office:value="0.16">
            <text:p>16.00%</text:p>
          </table:table-cell>
          <table:table-cell table:style-name="ce5" table:formula="of:=-LOG(([.$E$4]*[.D$9]+[.$E$5]*[.$C22])/([.$E$5]*(1+[.$C22])))/LOG(1+[.D$9])" office:value-type="float" office:value="67.019003431821">
            <text:p>67</text:p>
          </table:table-cell>
          <table:table-cell table:style-name="ce5" table:formula="of:=-LOG(([.$E$4]*[.E$9]+[.$E$5]*[.$C22])/([.$E$5]*(1+[.$C22])))/LOG(1+[.E$9])" office:value-type="float" office:value="57.5848637076585">
            <text:p>58</text:p>
          </table:table-cell>
          <table:table-cell table:style-name="ce5" table:formula="of:=-LOG(([.$E$4]*[.F$9]+[.$E$5]*[.$C22])/([.$E$5]*(1+[.$C22])))/LOG(1+[.F$9])" office:value-type="float" office:value="50.5090629312243">
            <text:p>51</text:p>
          </table:table-cell>
          <table:table-cell table:style-name="ce5" table:formula="of:=-LOG(([.$E$4]*[.G$9]+[.$E$5]*[.$C22])/([.$E$5]*(1+[.$C22])))/LOG(1+[.G$9])" office:value-type="float" office:value="45.0054893732133">
            <text:p>45</text:p>
          </table:table-cell>
          <table:table-cell table:style-name="ce5" table:formula="of:=-LOG(([.$E$4]*[.H$9]+[.$E$5]*[.$C22])/([.$E$5]*(1+[.$C22])))/LOG(1+[.H$9])" office:value-type="float" office:value="40.6024759823972">
            <text:p>41</text:p>
          </table:table-cell>
          <table:table-cell table:style-name="ce5" table:formula="of:=-LOG(([.$E$4]*[.I$9]+[.$E$5]*[.$C22])/([.$E$5]*(1+[.$C22])))/LOG(1+[.I$9])" office:value-type="float" office:value="36.9998709867095">
            <text:p>37</text:p>
          </table:table-cell>
          <table:table-cell table:style-name="ce5" table:formula="of:=-LOG(([.$E$4]*[.J$9]+[.$E$5]*[.$C22])/([.$E$5]*(1+[.$C22])))/LOG(1+[.J$9])" office:value-type="float" office:value="33.9975731937812">
            <text:p>34</text:p>
          </table:table-cell>
          <table:table-cell table:style-name="ce5" table:formula="of:=-LOG(([.$E$4]*[.K$9]+[.$E$5]*[.$C22])/([.$E$5]*(1+[.$C22])))/LOG(1+[.K$9])" office:value-type="float" office:value="31.4570509989207">
            <text:p>31</text:p>
          </table:table-cell>
        </table:table-row>
        <table:table-row table:style-name="ro1">
          <table:table-cell table:number-columns-repeated="2"/>
          <table:table-cell table:style-name="ce4" office:value-type="percentage" office:value="0.17">
            <text:p>17.00%</text:p>
          </table:table-cell>
          <table:table-cell table:style-name="ce5" table:formula="of:=-LOG(([.$E$4]*[.D$9]+[.$E$5]*[.$C23])/([.$E$5]*(1+[.$C23])))/LOG(1+[.D$9])" office:value-type="float" office:value="65.2584152422258">
            <text:p>65</text:p>
          </table:table-cell>
          <table:table-cell table:style-name="ce5" table:formula="of:=-LOG(([.$E$4]*[.E$9]+[.$E$5]*[.$C23])/([.$E$5]*(1+[.$C23])))/LOG(1+[.E$9])" office:value-type="float" office:value="56.0721102235472">
            <text:p>56</text:p>
          </table:table-cell>
          <table:table-cell table:style-name="ce5" table:formula="of:=-LOG(([.$E$4]*[.F$9]+[.$E$5]*[.$C23])/([.$E$5]*(1+[.$C23])))/LOG(1+[.F$9])" office:value-type="float" office:value="49.1821906247046">
            <text:p>49</text:p>
          </table:table-cell>
          <table:table-cell table:style-name="ce5" table:formula="of:=-LOG(([.$E$4]*[.G$9]+[.$E$5]*[.$C23])/([.$E$5]*(1+[.$C23])))/LOG(1+[.G$9])" office:value-type="float" office:value="43.8231958594335">
            <text:p>44</text:p>
          </table:table-cell>
          <table:table-cell table:style-name="ce5" table:formula="of:=-LOG(([.$E$4]*[.H$9]+[.$E$5]*[.$C23])/([.$E$5]*(1+[.$C23])))/LOG(1+[.H$9])" office:value-type="float" office:value="39.5358495626885">
            <text:p>40</text:p>
          </table:table-cell>
          <table:table-cell table:style-name="ce5" table:formula="of:=-LOG(([.$E$4]*[.I$9]+[.$E$5]*[.$C23])/([.$E$5]*(1+[.$C23])))/LOG(1+[.I$9])" office:value-type="float" office:value="36.0278849448398">
            <text:p>36</text:p>
          </table:table-cell>
          <table:table-cell table:style-name="ce5" table:formula="of:=-LOG(([.$E$4]*[.J$9]+[.$E$5]*[.$C23])/([.$E$5]*(1+[.$C23])))/LOG(1+[.J$9])" office:value-type="float" office:value="33.1044574687651">
            <text:p>33</text:p>
          </table:table-cell>
          <table:table-cell table:style-name="ce5" table:formula="of:=-LOG(([.$E$4]*[.K$9]+[.$E$5]*[.$C23])/([.$E$5]*(1+[.$C23])))/LOG(1+[.K$9])" office:value-type="float" office:value="30.6306747528977">
            <text:p>31</text:p>
          </table:table-cell>
        </table:table-row>
        <table:table-row table:style-name="ro1">
          <table:table-cell table:number-columns-repeated="2"/>
          <table:table-cell table:style-name="ce4" office:value-type="percentage" office:value="0.18">
            <text:p>18.00%</text:p>
          </table:table-cell>
          <table:table-cell table:style-name="ce5" table:formula="of:=-LOG(([.$E$4]*[.D$9]+[.$E$5]*[.$C24])/([.$E$5]*(1+[.$C24])))/LOG(1+[.D$9])" office:value-type="float" office:value="63.612620403365">
            <text:p>64</text:p>
          </table:table-cell>
          <table:table-cell table:style-name="ce5" table:formula="of:=-LOG(([.$E$4]*[.E$9]+[.$E$5]*[.$C24])/([.$E$5]*(1+[.$C24])))/LOG(1+[.E$9])" office:value-type="float" office:value="54.6579908449596">
            <text:p>55</text:p>
          </table:table-cell>
          <table:table-cell table:style-name="ce5" table:formula="of:=-LOG(([.$E$4]*[.F$9]+[.$E$5]*[.$C24])/([.$E$5]*(1+[.$C24])))/LOG(1+[.F$9])" office:value-type="float" office:value="47.9418326541109">
            <text:p>48</text:p>
          </table:table-cell>
          <table:table-cell table:style-name="ce5" table:formula="of:=-LOG(([.$E$4]*[.G$9]+[.$E$5]*[.$C24])/([.$E$5]*(1+[.$C24])))/LOG(1+[.G$9])" office:value-type="float" office:value="42.7179898978708">
            <text:p>43</text:p>
          </table:table-cell>
          <table:table-cell table:style-name="ce5" table:formula="of:=-LOG(([.$E$4]*[.H$9]+[.$E$5]*[.$C24])/([.$E$5]*(1+[.$C24])))/LOG(1+[.H$9])" office:value-type="float" office:value="38.5387690035188">
            <text:p>39</text:p>
          </table:table-cell>
          <table:table-cell table:style-name="ce5" table:formula="of:=-LOG(([.$E$4]*[.I$9]+[.$E$5]*[.$C24])/([.$E$5]*(1+[.$C24])))/LOG(1+[.I$9])" office:value-type="float" office:value="35.1192740495675">
            <text:p>35</text:p>
          </table:table-cell>
          <table:table-cell table:style-name="ce5" table:formula="of:=-LOG(([.$E$4]*[.J$9]+[.$E$5]*[.$C24])/([.$E$5]*(1+[.$C24])))/LOG(1+[.J$9])" office:value-type="float" office:value="32.2695744112598">
            <text:p>32</text:p>
          </table:table-cell>
          <table:table-cell table:style-name="ce5" table:formula="of:=-LOG(([.$E$4]*[.K$9]+[.$E$5]*[.$C24])/([.$E$5]*(1+[.$C24])))/LOG(1+[.K$9])" office:value-type="float" office:value="29.8581796466033">
            <text:p>30</text:p>
          </table:table-cell>
        </table:table-row>
        <table:table-row table:style-name="ro1">
          <table:table-cell table:number-columns-repeated="2"/>
          <table:table-cell table:style-name="ce4" office:value-type="percentage" office:value="0.19">
            <text:p>19.00%</text:p>
          </table:table-cell>
          <table:table-cell table:style-name="ce5" table:formula="of:=-LOG(([.$E$4]*[.D$9]+[.$E$5]*[.$C25])/([.$E$5]*(1+[.$C25])))/LOG(1+[.D$9])" office:value-type="float" office:value="62.0689735312234">
            <text:p>62</text:p>
          </table:table-cell>
          <table:table-cell table:style-name="ce5" table:formula="of:=-LOG(([.$E$4]*[.E$9]+[.$E$5]*[.$C25])/([.$E$5]*(1+[.$C25])))/LOG(1+[.E$9])" office:value-type="float" office:value="53.3316402549295">
            <text:p>53</text:p>
          </table:table-cell>
          <table:table-cell table:style-name="ce5" table:formula="of:=-LOG(([.$E$4]*[.F$9]+[.$E$5]*[.$C25])/([.$E$5]*(1+[.$C25])))/LOG(1+[.F$9])" office:value-type="float" office:value="46.7784587897427">
            <text:p>47</text:p>
          </table:table-cell>
          <table:table-cell table:style-name="ce5" table:formula="of:=-LOG(([.$E$4]*[.G$9]+[.$E$5]*[.$C25])/([.$E$5]*(1+[.$C25])))/LOG(1+[.G$9])" office:value-type="float" office:value="41.6813796926648">
            <text:p>42</text:p>
          </table:table-cell>
          <table:table-cell table:style-name="ce5" table:formula="of:=-LOG(([.$E$4]*[.H$9]+[.$E$5]*[.$C25])/([.$E$5]*(1+[.$C25])))/LOG(1+[.H$9])" office:value-type="float" office:value="37.6035732852597">
            <text:p>38</text:p>
          </table:table-cell>
          <table:table-cell table:style-name="ce5" table:formula="of:=-LOG(([.$E$4]*[.I$9]+[.$E$5]*[.$C25])/([.$E$5]*(1+[.$C25])))/LOG(1+[.I$9])" office:value-type="float" office:value="34.2670570335927">
            <text:p>34</text:p>
          </table:table-cell>
          <table:table-cell table:style-name="ce5" table:formula="of:=-LOG(([.$E$4]*[.J$9]+[.$E$5]*[.$C25])/([.$E$5]*(1+[.$C25])))/LOG(1+[.J$9])" office:value-type="float" office:value="31.4865092381948">
            <text:p>31</text:p>
          </table:table-cell>
          <table:table-cell table:style-name="ce5" table:formula="of:=-LOG(([.$E$4]*[.K$9]+[.$E$5]*[.$C25])/([.$E$5]*(1+[.$C25])))/LOG(1+[.K$9])" office:value-type="float" office:value="29.1336302517339">
            <text:p>29</text:p>
          </table:table-cell>
        </table:table-row>
        <table:table-row table:style-name="ro1">
          <table:table-cell table:number-columns-repeated="2"/>
          <table:table-cell table:style-name="ce4" office:value-type="percentage" office:value="0.2">
            <text:p>20.00%</text:p>
          </table:table-cell>
          <table:table-cell table:style-name="ce5" table:formula="of:=-LOG(([.$E$4]*[.D$9]+[.$E$5]*[.$C26])/([.$E$5]*(1+[.$C26])))/LOG(1+[.D$9])" office:value-type="float" office:value="60.6167819178331">
            <text:p>61</text:p>
          </table:table-cell>
          <table:table-cell table:style-name="ce5" table:formula="of:=-LOG(([.$E$4]*[.E$9]+[.$E$5]*[.$C26])/([.$E$5]*(1+[.$C26])))/LOG(1+[.E$9])" office:value-type="float" office:value="52.0838709379841">
            <text:p>52</text:p>
          </table:table-cell>
          <table:table-cell table:style-name="ce5" table:formula="of:=-LOG(([.$E$4]*[.F$9]+[.$E$5]*[.$C26])/([.$E$5]*(1+[.$C26])))/LOG(1+[.F$9])" office:value-type="float" office:value="45.6840104417671">
            <text:p>46</text:p>
          </table:table-cell>
          <table:table-cell table:style-name="ce5" table:formula="of:=-LOG(([.$E$4]*[.G$9]+[.$E$5]*[.$C26])/([.$E$5]*(1+[.$C26])))/LOG(1+[.G$9])" office:value-type="float" office:value="40.7061847348527">
            <text:p>41</text:p>
          </table:table-cell>
          <table:table-cell table:style-name="ce5" table:formula="of:=-LOG(([.$E$4]*[.H$9]+[.$E$5]*[.$C26])/([.$E$5]*(1+[.$C26])))/LOG(1+[.H$9])" office:value-type="float" office:value="36.7237843883015">
            <text:p>37</text:p>
          </table:table-cell>
          <table:table-cell table:style-name="ce5" table:formula="of:=-LOG(([.$E$4]*[.I$9]+[.$E$5]*[.$C26])/([.$E$5]*(1+[.$C26])))/LOG(1+[.I$9])" office:value-type="float" office:value="33.4653306635776">
            <text:p>33</text:p>
          </table:table-cell>
          <table:table-cell table:style-name="ce5" table:formula="of:=-LOG(([.$E$4]*[.J$9]+[.$E$5]*[.$C26])/([.$E$5]*(1+[.$C26])))/LOG(1+[.J$9])" office:value-type="float" office:value="30.7498377250492">
            <text:p>31</text:p>
          </table:table-cell>
          <table:table-cell table:style-name="ce5" table:formula="of:=-LOG(([.$E$4]*[.K$9]+[.$E$5]*[.$C26])/([.$E$5]*(1+[.$C26])))/LOG(1+[.K$9])" office:value-type="float" office:value="28.4520076774875">
            <text:p>28</text:p>
          </table:table-cell>
        </table:table-row>
        <table:table-row table:style-name="ro1">
          <table:table-cell table:number-columns-repeated="2"/>
          <table:table-cell table:style-name="ce4" office:value-type="percentage" office:value="0.21">
            <text:p>21.00%</text:p>
          </table:table-cell>
          <table:table-cell table:style-name="ce5" table:formula="of:=-LOG(([.$E$4]*[.D$9]+[.$E$5]*[.$C27])/([.$E$5]*(1+[.$C27])))/LOG(1+[.D$9])" office:value-type="float" office:value="59.246923930224">
            <text:p>59</text:p>
          </table:table-cell>
          <table:table-cell table:style-name="ce5" table:formula="of:=-LOG(([.$E$4]*[.E$9]+[.$E$5]*[.$C27])/([.$E$5]*(1+[.$C27])))/LOG(1+[.E$9])" office:value-type="float" office:value="50.9068452963605">
            <text:p>51</text:p>
          </table:table-cell>
          <table:table-cell table:style-name="ce5" table:formula="of:=-LOG(([.$E$4]*[.F$9]+[.$E$5]*[.$C27])/([.$E$5]*(1+[.$C27])))/LOG(1+[.F$9])" office:value-type="float" office:value="44.6516130655009">
            <text:p>45</text:p>
          </table:table-cell>
          <table:table-cell table:style-name="ce5" table:formula="of:=-LOG(([.$E$4]*[.G$9]+[.$E$5]*[.$C27])/([.$E$5]*(1+[.$C27])))/LOG(1+[.G$9])" office:value-type="float" office:value="39.7862795445752">
            <text:p>40</text:p>
          </table:table-cell>
          <table:table-cell table:style-name="ce5" table:formula="of:=-LOG(([.$E$4]*[.H$9]+[.$E$5]*[.$C27])/([.$E$5]*(1+[.$C27])))/LOG(1+[.H$9])" office:value-type="float" office:value="35.8938761056787">
            <text:p>36</text:p>
          </table:table-cell>
          <table:table-cell table:style-name="ce5" table:formula="of:=-LOG(([.$E$4]*[.I$9]+[.$E$5]*[.$C27])/([.$E$5]*(1+[.$C27])))/LOG(1+[.I$9])" office:value-type="float" office:value="32.7090590657283">
            <text:p>33</text:p>
          </table:table-cell>
          <table:table-cell table:style-name="ce5" table:formula="of:=-LOG(([.$E$4]*[.J$9]+[.$E$5]*[.$C27])/([.$E$5]*(1+[.$C27])))/LOG(1+[.J$9])" office:value-type="float" office:value="30.0549326262856">
            <text:p>30</text:p>
          </table:table-cell>
          <table:table-cell table:style-name="ce5" table:formula="of:=-LOG(([.$E$4]*[.K$9]+[.$E$5]*[.$C27])/([.$E$5]*(1+[.$C27])))/LOG(1+[.K$9])" office:value-type="float" office:value="27.8090304565365">
            <text:p>28</text:p>
          </table:table-cell>
        </table:table-row>
        <table:table-row table:style-name="ro1">
          <table:table-cell table:number-columns-repeated="2"/>
          <table:table-cell table:style-name="ce4" office:value-type="percentage" office:value="0.22">
            <text:p>22.00%</text:p>
          </table:table-cell>
          <table:table-cell table:style-name="ce5" table:formula="of:=-LOG(([.$E$4]*[.D$9]+[.$E$5]*[.$C28])/([.$E$5]*(1+[.$C28])))/LOG(1+[.D$9])" office:value-type="float" office:value="57.9515562700094">
            <text:p>58</text:p>
          </table:table-cell>
          <table:table-cell table:style-name="ce5" table:formula="of:=-LOG(([.$E$4]*[.E$9]+[.$E$5]*[.$C28])/([.$E$5]*(1+[.$C28])))/LOG(1+[.E$9])" office:value-type="float" office:value="49.7938241181113">
            <text:p>50</text:p>
          </table:table-cell>
          <table:table-cell table:style-name="ce5" table:formula="of:=-LOG(([.$E$4]*[.F$9]+[.$E$5]*[.$C28])/([.$E$5]*(1+[.$C28])))/LOG(1+[.F$9])" office:value-type="float" office:value="43.6753555367625">
            <text:p>44</text:p>
          </table:table-cell>
          <table:table-cell table:style-name="ce5" table:formula="of:=-LOG(([.$E$4]*[.G$9]+[.$E$5]*[.$C28])/([.$E$5]*(1+[.$C28])))/LOG(1+[.G$9])" office:value-type="float" office:value="38.9163970861543">
            <text:p>39</text:p>
          </table:table-cell>
          <table:table-cell table:style-name="ce5" table:formula="of:=-LOG(([.$E$4]*[.H$9]+[.$E$5]*[.$C28])/([.$E$5]*(1+[.$C28])))/LOG(1+[.H$9])" office:value-type="float" office:value="35.1090966906021">
            <text:p>35</text:p>
          </table:table-cell>
          <table:table-cell table:style-name="ce5" table:formula="of:=-LOG(([.$E$4]*[.I$9]+[.$E$5]*[.$C28])/([.$E$5]*(1+[.$C28])))/LOG(1+[.I$9])" office:value-type="float" office:value="31.9939121095809">
            <text:p>32</text:p>
          </table:table-cell>
          <table:table-cell table:style-name="ce5" table:formula="of:=-LOG(([.$E$4]*[.J$9]+[.$E$5]*[.$C28])/([.$E$5]*(1+[.$C28])))/LOG(1+[.J$9])" office:value-type="float" office:value="29.3978151732365">
            <text:p>29</text:p>
          </table:table-cell>
          <table:table-cell table:style-name="ce5" table:formula="of:=-LOG(([.$E$4]*[.K$9]+[.$E$5]*[.$C28])/([.$E$5]*(1+[.$C28])))/LOG(1+[.K$9])" office:value-type="float" office:value="27.2010171399676">
            <text:p>27</text:p>
          </table:table-cell>
        </table:table-row>
        <table:table-row table:style-name="ro1">
          <table:table-cell table:number-columns-repeated="2"/>
          <table:table-cell table:style-name="ce4" office:value-type="percentage" office:value="0.23">
            <text:p>23.00%</text:p>
          </table:table-cell>
          <table:table-cell table:style-name="ce5" table:formula="of:=-LOG(([.$E$4]*[.D$9]+[.$E$5]*[.$C29])/([.$E$5]*(1+[.$C29])))/LOG(1+[.D$9])" office:value-type="float" office:value="56.723886365284">
            <text:p>57</text:p>
          </table:table-cell>
          <table:table-cell table:style-name="ce5" table:formula="of:=-LOG(([.$E$4]*[.E$9]+[.$E$5]*[.$C29])/([.$E$5]*(1+[.$C29])))/LOG(1+[.E$9])" office:value-type="float" office:value="48.7389710089701">
            <text:p>49</text:p>
          </table:table-cell>
          <table:table-cell table:style-name="ce5" table:formula="of:=-LOG(([.$E$4]*[.F$9]+[.$E$5]*[.$C29])/([.$E$5]*(1+[.$C29])))/LOG(1+[.F$9])" office:value-type="float" office:value="42.7501186143779">
            <text:p>43</text:p>
          </table:table-cell>
          <table:table-cell table:style-name="ce5" table:formula="of:=-LOG(([.$E$4]*[.G$9]+[.$E$5]*[.$C29])/([.$E$5]*(1+[.$C29])))/LOG(1+[.G$9])" office:value-type="float" office:value="38.0919759216835">
            <text:p>38</text:p>
          </table:table-cell>
          <table:table-cell table:style-name="ce5" table:formula="of:=-LOG(([.$E$4]*[.H$9]+[.$E$5]*[.$C29])/([.$E$5]*(1+[.$C29])))/LOG(1+[.H$9])" office:value-type="float" office:value="34.3653309634434">
            <text:p>34</text:p>
          </table:table-cell>
          <table:table-cell table:style-name="ce5" table:formula="of:=-LOG(([.$E$4]*[.I$9]+[.$E$5]*[.$C29])/([.$E$5]*(1+[.$C29])))/LOG(1+[.I$9])" office:value-type="float" office:value="31.3161397500543">
            <text:p>31</text:p>
          </table:table-cell>
          <table:table-cell table:style-name="ce5" table:formula="of:=-LOG(([.$E$4]*[.J$9]+[.$E$5]*[.$C29])/([.$E$5]*(1+[.$C29])))/LOG(1+[.J$9])" office:value-type="float" office:value="28.7750396124784">
            <text:p>29</text:p>
          </table:table-cell>
          <table:table-cell table:style-name="ce5" table:formula="of:=-LOG(([.$E$4]*[.K$9]+[.$E$5]*[.$C29])/([.$E$5]*(1+[.$C29])))/LOG(1+[.K$9])" office:value-type="float" office:value="26.624779463708">
            <text:p>27</text:p>
          </table:table-cell>
        </table:table-row>
        <table:table-row table:style-name="ro1">
          <table:table-cell table:number-columns-repeated="2"/>
          <table:table-cell table:style-name="ce4" office:value-type="percentage" office:value="0.24">
            <text:p>24.00%</text:p>
          </table:table-cell>
          <table:table-cell table:style-name="ce5" table:formula="of:=-LOG(([.$E$4]*[.D$9]+[.$E$5]*[.$C30])/([.$E$5]*(1+[.$C30])))/LOG(1+[.D$9])" office:value-type="float" office:value="55.5579932446981">
            <text:p>56</text:p>
          </table:table-cell>
          <table:table-cell table:style-name="ce5" table:formula="of:=-LOG(([.$E$4]*[.E$9]+[.$E$5]*[.$C30])/([.$E$5]*(1+[.$C30])))/LOG(1+[.E$9])" office:value-type="float" office:value="47.737198481646">
            <text:p>48</text:p>
          </table:table-cell>
          <table:table-cell table:style-name="ce5" table:formula="of:=-LOG(([.$E$4]*[.F$9]+[.$E$5]*[.$C30])/([.$E$5]*(1+[.$C30])))/LOG(1+[.F$9])" office:value-type="float" office:value="41.8714399414152">
            <text:p>42</text:p>
          </table:table-cell>
          <table:table-cell table:style-name="ce5" table:formula="of:=-LOG(([.$E$4]*[.G$9]+[.$E$5]*[.$C30])/([.$E$5]*(1+[.$C30])))/LOG(1+[.G$9])" office:value-type="float" office:value="37.3090399220127">
            <text:p>37</text:p>
          </table:table-cell>
          <table:table-cell table:style-name="ce5" table:formula="of:=-LOG(([.$E$4]*[.H$9]+[.$E$5]*[.$C30])/([.$E$5]*(1+[.$C30])))/LOG(1+[.H$9])" office:value-type="float" office:value="33.658991790931">
            <text:p>34</text:p>
          </table:table-cell>
          <table:table-cell table:style-name="ce5" table:formula="of:=-LOG(([.$E$4]*[.I$9]+[.$E$5]*[.$C30])/([.$E$5]*(1+[.$C30])))/LOG(1+[.I$9])" office:value-type="float" office:value="30.6724731355566">
            <text:p>31</text:p>
          </table:table-cell>
          <table:table-cell table:style-name="ce5" table:formula="of:=-LOG(([.$E$4]*[.J$9]+[.$E$5]*[.$C30])/([.$E$5]*(1+[.$C30])))/LOG(1+[.J$9])" office:value-type="float" office:value="28.183602338369">
            <text:p>28</text:p>
          </table:table-cell>
          <table:table-cell table:style-name="ce5" table:formula="of:=-LOG(([.$E$4]*[.K$9]+[.$E$5]*[.$C30])/([.$E$5]*(1+[.$C30])))/LOG(1+[.K$9])" office:value-type="float" office:value="26.077538271277">
            <text:p>26</text:p>
          </table:table-cell>
        </table:table-row>
        <table:table-row table:style-name="ro1">
          <table:table-cell table:number-columns-repeated="2"/>
          <table:table-cell table:style-name="ce4" office:value-type="percentage" office:value="0.25">
            <text:p>25.00%</text:p>
          </table:table-cell>
          <table:table-cell table:style-name="ce5" table:formula="of:=-LOG(([.$E$4]*[.D$9]+[.$E$5]*[.$C31])/([.$E$5]*(1+[.$C31])))/LOG(1+[.D$9])" office:value-type="float" office:value="54.4486850070014">
            <text:p>54</text:p>
          </table:table-cell>
          <table:table-cell table:style-name="ce5" table:formula="of:=-LOG(([.$E$4]*[.E$9]+[.$E$5]*[.$C31])/([.$E$5]*(1+[.$C31])))/LOG(1+[.E$9])" office:value-type="float" office:value="46.7840454891141">
            <text:p>47</text:p>
          </table:table-cell>
          <table:table-cell table:style-name="ce5" table:formula="of:=-LOG(([.$E$4]*[.F$9]+[.$E$5]*[.$C31])/([.$E$5]*(1+[.$C31])))/LOG(1+[.F$9])" office:value-type="float" office:value="41.035406626701">
            <text:p>41</text:p>
          </table:table-cell>
          <table:table-cell table:style-name="ce5" table:formula="of:=-LOG(([.$E$4]*[.G$9]+[.$E$5]*[.$C31])/([.$E$5]*(1+[.$C31])))/LOG(1+[.G$9])" office:value-type="float" office:value="36.5641025528073">
            <text:p>37</text:p>
          </table:table-cell>
          <table:table-cell table:style-name="ce5" table:formula="of:=-LOG(([.$E$4]*[.H$9]+[.$E$5]*[.$C31])/([.$E$5]*(1+[.$C31])))/LOG(1+[.H$9])" office:value-type="float" office:value="32.9869337361739">
            <text:p>33</text:p>
          </table:table-cell>
          <table:table-cell table:style-name="ce5" table:formula="of:=-LOG(([.$E$4]*[.I$9]+[.$E$5]*[.$C31])/([.$E$5]*(1+[.$C31])))/LOG(1+[.I$9])" office:value-type="float" office:value="30.0600459197293">
            <text:p>30</text:p>
          </table:table-cell>
          <table:table-cell table:style-name="ce5" table:formula="of:=-LOG(([.$E$4]*[.J$9]+[.$E$5]*[.$C31])/([.$E$5]*(1+[.$C31])))/LOG(1+[.J$9])" office:value-type="float" office:value="27.6208695898296">
            <text:p>28</text:p>
          </table:table-cell>
          <table:table-cell table:style-name="ce5" table:formula="of:=-LOG(([.$E$4]*[.K$9]+[.$E$5]*[.$C31])/([.$E$5]*(1+[.$C31])))/LOG(1+[.K$9])" office:value-type="float" office:value="25.5568566135403">
            <text:p>26</text:p>
          </table:table-cell>
        </table:table-row>
        <table:table-row table:style-name="ro1">
          <table:table-cell table:number-columns-repeated="2"/>
          <table:table-cell table:style-name="ce4" office:value-type="percentage" office:value="0.26">
            <text:p>26.00%</text:p>
          </table:table-cell>
          <table:table-cell table:style-name="ce5" table:formula="of:=-LOG(([.$E$4]*[.D$9]+[.$E$5]*[.$C32])/([.$E$5]*(1+[.$C32])))/LOG(1+[.D$9])" office:value-type="float" office:value="53.3913842663043">
            <text:p>53</text:p>
          </table:table-cell>
          <table:table-cell table:style-name="ce5" table:formula="of:=-LOG(([.$E$4]*[.E$9]+[.$E$5]*[.$C32])/([.$E$5]*(1+[.$C32])))/LOG(1+[.E$9])" office:value-type="float" office:value="45.8755789955324">
            <text:p>46</text:p>
          </table:table-cell>
          <table:table-cell table:style-name="ce5" table:formula="of:=-LOG(([.$E$4]*[.F$9]+[.$E$5]*[.$C32])/([.$E$5]*(1+[.$C32])))/LOG(1+[.F$9])" office:value-type="float" office:value="40.2385689103147">
            <text:p>40</text:p>
          </table:table-cell>
          <table:table-cell table:style-name="ce5" table:formula="of:=-LOG(([.$E$4]*[.G$9]+[.$E$5]*[.$C32])/([.$E$5]*(1+[.$C32])))/LOG(1+[.G$9])" office:value-type="float" office:value="35.8540899472313">
            <text:p>36</text:p>
          </table:table-cell>
          <table:table-cell table:style-name="ce5" table:formula="of:=-LOG(([.$E$4]*[.H$9]+[.$E$5]*[.$C32])/([.$E$5]*(1+[.$C32])))/LOG(1+[.H$9])" office:value-type="float" office:value="32.3463836573593">
            <text:p>32</text:p>
          </table:table-cell>
          <table:table-cell table:style-name="ce5" table:formula="of:=-LOG(([.$E$4]*[.I$9]+[.$E$5]*[.$C32])/([.$E$5]*(1+[.$C32])))/LOG(1+[.I$9])" office:value-type="float" office:value="29.4763310180337">
            <text:p>29</text:p>
          </table:table-cell>
          <table:table-cell table:style-name="ce5" table:formula="of:=-LOG(([.$E$4]*[.J$9]+[.$E$5]*[.$C32])/([.$E$5]*(1+[.$C32])))/LOG(1+[.J$9])" office:value-type="float" office:value="27.0845193387213">
            <text:p>27</text:p>
          </table:table-cell>
          <table:table-cell table:style-name="ce5" table:formula="of:=-LOG(([.$E$4]*[.K$9]+[.$E$5]*[.$C32])/([.$E$5]*(1+[.$C32])))/LOG(1+[.K$9])" office:value-type="float" office:value="25.0605859795679">
            <text:p>25</text:p>
          </table:table-cell>
        </table:table-row>
        <table:table-row table:style-name="ro1">
          <table:table-cell table:number-columns-repeated="2"/>
          <table:table-cell table:style-name="ce4" office:value-type="percentage" office:value="0.27">
            <text:p>27.00%</text:p>
          </table:table-cell>
          <table:table-cell table:style-name="ce5" table:formula="of:=-LOG(([.$E$4]*[.D$9]+[.$E$5]*[.$C33])/([.$E$5]*(1+[.$C33])))/LOG(1+[.D$9])" office:value-type="float" office:value="52.382035232743">
            <text:p>52</text:p>
          </table:table-cell>
          <table:table-cell table:style-name="ce5" table:formula="of:=-LOG(([.$E$4]*[.E$9]+[.$E$5]*[.$C33])/([.$E$5]*(1+[.$C33])))/LOG(1+[.E$9])" office:value-type="float" office:value="45.0083141369879">
            <text:p>45</text:p>
          </table:table-cell>
          <table:table-cell table:style-name="ce5" table:formula="of:=-LOG(([.$E$4]*[.F$9]+[.$E$5]*[.$C33])/([.$E$5]*(1+[.$C33])))/LOG(1+[.F$9])" office:value-type="float" office:value="39.4778701346669">
            <text:p>39</text:p>
          </table:table-cell>
          <table:table-cell table:style-name="ce5" table:formula="of:=-LOG(([.$E$4]*[.G$9]+[.$E$5]*[.$C33])/([.$E$5]*(1+[.$C33])))/LOG(1+[.G$9])" office:value-type="float" office:value="35.1762785075249">
            <text:p>35</text:p>
          </table:table-cell>
          <table:table-cell table:style-name="ce5" table:formula="of:=-LOG(([.$E$4]*[.H$9]+[.$E$5]*[.$C33])/([.$E$5]*(1+[.$C33])))/LOG(1+[.H$9])" office:value-type="float" office:value="31.7348844139437">
            <text:p>32</text:p>
          </table:table-cell>
          <table:table-cell table:style-name="ce5" table:formula="of:=-LOG(([.$E$4]*[.I$9]+[.$E$5]*[.$C33])/([.$E$5]*(1+[.$C33])))/LOG(1+[.I$9])" office:value-type="float" office:value="28.9190893088173">
            <text:p>29</text:p>
          </table:table-cell>
          <table:table-cell table:style-name="ce5" table:formula="of:=-LOG(([.$E$4]*[.J$9]+[.$E$5]*[.$C33])/([.$E$5]*(1+[.$C33])))/LOG(1+[.J$9])" office:value-type="float" office:value="26.5724941534843">
            <text:p>27</text:p>
          </table:table-cell>
          <table:table-cell table:style-name="ce5" table:formula="of:=-LOG(([.$E$4]*[.K$9]+[.$E$5]*[.$C33])/([.$E$5]*(1+[.$C33])))/LOG(1+[.K$9])" office:value-type="float" office:value="24.5868226826136">
            <text:p>25</text:p>
          </table:table-cell>
        </table:table-row>
        <table:table-row table:style-name="ro1">
          <table:table-cell table:number-columns-repeated="2"/>
          <table:table-cell table:style-name="ce4" office:value-type="percentage" office:value="0.28">
            <text:p>28.00%</text:p>
          </table:table-cell>
          <table:table-cell table:style-name="ce5" table:formula="of:=-LOG(([.$E$4]*[.D$9]+[.$E$5]*[.$C34])/([.$E$5]*(1+[.$C34])))/LOG(1+[.D$9])" office:value-type="float" office:value="51.4170277037925">
            <text:p>51</text:p>
          </table:table-cell>
          <table:table-cell table:style-name="ce5" table:formula="of:=-LOG(([.$E$4]*[.E$9]+[.$E$5]*[.$C34])/([.$E$5]*(1+[.$C34])))/LOG(1+[.E$9])" office:value-type="float" office:value="44.1791489124108">
            <text:p>44</text:p>
          </table:table-cell>
          <table:table-cell table:style-name="ce5" table:formula="of:=-LOG(([.$E$4]*[.F$9]+[.$E$5]*[.$C34])/([.$E$5]*(1+[.$C34])))/LOG(1+[.F$9])" office:value-type="float" office:value="38.7505894603362">
            <text:p>39</text:p>
          </table:table-cell>
          <table:table-cell table:style-name="ce5" table:formula="of:=-LOG(([.$E$4]*[.G$9]+[.$E$5]*[.$C34])/([.$E$5]*(1+[.$C34])))/LOG(1+[.G$9])" office:value-type="float" office:value="34.5282438626434">
            <text:p>35</text:p>
          </table:table-cell>
          <table:table-cell table:style-name="ce5" table:formula="of:=-LOG(([.$E$4]*[.H$9]+[.$E$5]*[.$C34])/([.$E$5]*(1+[.$C34])))/LOG(1+[.H$9])" office:value-type="float" office:value="31.1502488179085">
            <text:p>31</text:p>
          </table:table-cell>
          <table:table-cell table:style-name="ce5" table:formula="of:=-LOG(([.$E$4]*[.I$9]+[.$E$5]*[.$C34])/([.$E$5]*(1+[.$C34])))/LOG(1+[.I$9])" office:value-type="float" office:value="28.3863276704158">
            <text:p>28</text:p>
          </table:table-cell>
          <table:table-cell table:style-name="ce5" table:formula="of:=-LOG(([.$E$4]*[.J$9]+[.$E$5]*[.$C34])/([.$E$5]*(1+[.$C34])))/LOG(1+[.J$9])" office:value-type="float" office:value="26.0829626412555">
            <text:p>26</text:p>
          </table:table-cell>
          <table:table-cell table:style-name="ce5" table:formula="of:=-LOG(([.$E$4]*[.K$9]+[.$E$5]*[.$C34])/([.$E$5]*(1+[.$C34])))/LOG(1+[.K$9])" office:value-type="float" office:value="24.1338721835299">
            <text:p>24</text:p>
          </table:table-cell>
        </table:table-row>
        <table:table-row table:style-name="ro1">
          <table:table-cell table:number-columns-repeated="2"/>
          <table:table-cell table:style-name="ce4" office:value-type="percentage" office:value="0.29">
            <text:p>29.00%</text:p>
          </table:table-cell>
          <table:table-cell table:style-name="ce5" table:formula="of:=-LOG(([.$E$4]*[.D$9]+[.$E$5]*[.$C35])/([.$E$5]*(1+[.$C35])))/LOG(1+[.D$9])" office:value-type="float" office:value="50.4931344030405">
            <text:p>50</text:p>
          </table:table-cell>
          <table:table-cell table:style-name="ce5" table:formula="of:=-LOG(([.$E$4]*[.E$9]+[.$E$5]*[.$C35])/([.$E$5]*(1+[.$C35])))/LOG(1+[.E$9])" office:value-type="float" office:value="43.3853103430513">
            <text:p>43</text:p>
          </table:table-cell>
          <table:table-cell table:style-name="ce5" table:formula="of:=-LOG(([.$E$4]*[.F$9]+[.$E$5]*[.$C35])/([.$E$5]*(1+[.$C35])))/LOG(1+[.F$9])" office:value-type="float" office:value="38.0542946412572">
            <text:p>38</text:p>
          </table:table-cell>
          <table:table-cell table:style-name="ce5" table:formula="of:=-LOG(([.$E$4]*[.G$9]+[.$E$5]*[.$C35])/([.$E$5]*(1+[.$C35])))/LOG(1+[.G$9])" office:value-type="float" office:value="33.9078187891599">
            <text:p>34</text:p>
          </table:table-cell>
          <table:table-cell table:style-name="ce5" table:formula="of:=-LOG(([.$E$4]*[.H$9]+[.$E$5]*[.$C35])/([.$E$5]*(1+[.$C35])))/LOG(1+[.H$9])" office:value-type="float" office:value="30.59052167138">
            <text:p>31</text:p>
          </table:table-cell>
          <table:table-cell table:style-name="ce5" table:formula="of:=-LOG(([.$E$4]*[.I$9]+[.$E$5]*[.$C35])/([.$E$5]*(1+[.$C35])))/LOG(1+[.I$9])" office:value-type="float" office:value="27.876264387125">
            <text:p>28</text:p>
          </table:table-cell>
          <table:table-cell table:style-name="ce5" table:formula="of:=-LOG(([.$E$4]*[.J$9]+[.$E$5]*[.$C35])/([.$E$5]*(1+[.$C35])))/LOG(1+[.J$9])" office:value-type="float" office:value="25.6142876609194">
            <text:p>26</text:p>
          </table:table-cell>
          <table:table-cell table:style-name="ce5" table:formula="of:=-LOG(([.$E$4]*[.K$9]+[.$E$5]*[.$C35])/([.$E$5]*(1+[.$C35])))/LOG(1+[.K$9])" office:value-type="float" office:value="23.7002196791491">
            <text:p>24</text:p>
          </table:table-cell>
        </table:table-row>
        <table:table-row table:style-name="ro1">
          <table:table-cell table:number-columns-repeated="2"/>
          <table:table-cell table:style-name="ce4" office:value-type="percentage" office:value="0.3">
            <text:p>30.00%</text:p>
          </table:table-cell>
          <table:table-cell table:style-name="ce5" table:formula="of:=-LOG(([.$E$4]*[.D$9]+[.$E$5]*[.$C36])/([.$E$5]*(1+[.$C36])))/LOG(1+[.D$9])" office:value-type="float" office:value="49.6074589494873">
            <text:p>50</text:p>
          </table:table-cell>
          <table:table-cell table:style-name="ce5" table:formula="of:=-LOG(([.$E$4]*[.E$9]+[.$E$5]*[.$C36])/([.$E$5]*(1+[.$C36])))/LOG(1+[.E$9])" office:value-type="float" office:value="42.6243097660438">
            <text:p>43</text:p>
          </table:table-cell>
          <table:table-cell table:style-name="ce5" table:formula="of:=-LOG(([.$E$4]*[.F$9]+[.$E$5]*[.$C36])/([.$E$5]*(1+[.$C36])))/LOG(1+[.F$9])" office:value-type="float" office:value="37.386802811635">
            <text:p>37</text:p>
          </table:table-cell>
          <table:table-cell table:style-name="ce5" table:formula="of:=-LOG(([.$E$4]*[.G$9]+[.$E$5]*[.$C36])/([.$E$5]*(1+[.$C36])))/LOG(1+[.G$9])" office:value-type="float" office:value="33.3130582709204">
            <text:p>33</text:p>
          </table:table-cell>
          <table:table-cell table:style-name="ce5" table:formula="of:=-LOG(([.$E$4]*[.H$9]+[.$E$5]*[.$C36])/([.$E$5]*(1+[.$C36])))/LOG(1+[.H$9])" office:value-type="float" office:value="30.0539482445955">
            <text:p>30</text:p>
          </table:table-cell>
          <table:table-cell table:style-name="ce5" table:formula="of:=-LOG(([.$E$4]*[.I$9]+[.$E$5]*[.$C36])/([.$E$5]*(1+[.$C36])))/LOG(1+[.I$9])" office:value-type="float" office:value="27.3873004240768">
            <text:p>27</text:p>
          </table:table-cell>
          <table:table-cell table:style-name="ce5" table:formula="of:=-LOG(([.$E$4]*[.J$9]+[.$E$5]*[.$C36])/([.$E$5]*(1+[.$C36])))/LOG(1+[.J$9])" office:value-type="float" office:value="25.1649999288398">
            <text:p>25</text:p>
          </table:table-cell>
          <table:table-cell table:style-name="ce5" table:formula="of:=-LOG(([.$E$4]*[.K$9]+[.$E$5]*[.$C36])/([.$E$5]*(1+[.$C36])))/LOG(1+[.K$9])" office:value-type="float" office:value="23.2845056803687">
            <text:p>2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5"/>
          <table:table-cell office:value-type="string">
            <text:p>n=log(S*(1+d)/(Pi+Sd))/log(1+i)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or if no initial P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n=log(1+1/d)/log(1+i)</text:p>
          </table:table-cell>
          <table:table-cell table:number-columns-repeated="5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29">07/29/2025</text:date>, <text:time>15:2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29T11:23:53.11</meta:creation-date>
    <meta:editing-duration>PT52M31S</meta:editing-duration>
    <meta:editing-cycles>3</meta:editing-cycles>
    <meta:generator>OpenOffice/4.1.12$Win32 OpenOffice.org_project/4112m1$Build-9809</meta:generator>
    <meta:initial-creator>Mark Lehr</meta:initial-creator>
    <dc:date>2025-07-29T15:21:14.78</dc:date>
    <dc:creator>Mark Lehr</dc:creator>
    <meta:document-statistic meta:table-count="2" meta:cell-count="312" meta:object-count="0"/>
  </office:meta>
</office:document-meta>
</file>